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Wire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><text:span text:style-name="T8_1">SevenSeg</text:span><text:span text:style-name="T8_2"><text:tab/></text:span><text:span text:style-name="T8_3">KEYWORD</text:span><text:span text:style-name="T8_4">1</text:span></text:p>
      <text:p text:style-name="P9"/>
      <text:p text:style-name="P10"><text:span text:style-name="T10_1">#######################################</text:span></text:p>
      <text:p text:style-name="P11"><text:span text:style-name="T11_1">#<text:s/></text:span><text:span text:style-name="T11_2">Methods</text:span><text:span text:style-name="T11_3"><text:s/></text:span><text:span text:style-name="T11_4">and</text:span><text:span text:style-name="T11_5"><text:s/></text:span><text:span text:style-name="T11_6">Functions</text:span><text:span text:style-name="T11_7"><text:s/>(</text:span><text:span text:style-name="T11_8">KEYWORD</text:span><text:span text:style-name="T11_9">2)</text:span></text:p>
      <text:p text:style-name="P12"><text:span text:style-name="T12_1">#######################################</text:span></text:p>
      <text:p text:style-name="P13"/>
      <text:p text:style-name="P14"><text:span text:style-name="T14_1">clear</text:span><text:span text:style-name="T14_2"><text:tab/></text:span><text:span text:style-name="T14_3">KEYWORD</text:span><text:span text:style-name="T14_4">2</text:span></text:p>
      <text:p text:style-name="P15"><text:span text:style-name="T15_1">home</text:span><text:span text:style-name="T15_2"><text:tab/></text:span><text:span text:style-name="T15_3">KEYWORD</text:span><text:span text:style-name="T15_4">2</text:span></text:p>
      <text:p text:style-name="P16"><text:span text:style-name="T16_1">print</text:span><text:span text:style-name="T16_2"><text:tab/></text:span><text:span text:style-name="T16_3">KEYWORD</text:span><text:span text:style-name="T16_4">2</text:span></text:p>
      <text:p text:style-name="P17"><text:span text:style-name="T17_1">setCursor</text:span><text:span text:style-name="T17_2"><text:tab/></text:span><text:span text:style-name="T17_3">KEYWORD</text:span><text:span text:style-name="T17_4">2</text:span></text:p>
      <text:p text:style-name="P18"><text:span text:style-name="T18_1">cursor</text:span><text:span text:style-name="T18_2"><text:tab/></text:span><text:span text:style-name="T18_3">KEYWORD</text:span><text:span text:style-name="T18_4">2</text:span></text:p>
      <text:p text:style-name="P19"><text:span text:style-name="T19_1">noCursor</text:span><text:span text:style-name="T19_2"><text:tab/></text:span><text:span text:style-name="T19_3">KEYWORD</text:span><text:span text:style-name="T19_4">2</text:span></text:p>
      <text:p text:style-name="P20"><text:span text:style-name="T20_1">display</text:span><text:span text:style-name="T20_2"><text:tab/></text:span><text:span text:style-name="T20_3">KEYWORD</text:span><text:span text:style-name="T20_4">2</text:span></text:p>
      <text:p text:style-name="P21"><text:span text:style-name="T21_1">noDisplay</text:span><text:span text:style-name="T21_2"><text:tab/></text:span><text:span text:style-name="T21_3">KEYWORD</text:span><text:span text:style-name="T21_4">2</text:span></text:p>
      <text:p text:style-name="P22"><text:span text:style-name="T22_1">multiplex</text:span><text:span text:style-name="T22_2"><text:tab/></text:span><text:span text:style-name="T22_3">KEYWORD</text:span><text:span text:style-name="T22_4">2</text:span></text:p>
      <text:p text:style-name="P23"><text:span text:style-name="T23_1">write</text:span><text:span text:style-name="T23_2"><text:tab/></text:span><text:span text:style-name="T23_3">KEYWORD</text:span><text:span text:style-name="T23_4">2</text:span></text:p>
      <text:p text:style-name="P24"/>
      <text:p text:style-name="P25"><text:span text:style-name="T25_1">#######################################</text:span></text:p>
      <text:p text:style-name="P26"><text:span text:style-name="T26_1">#<text:s/></text:span><text:span text:style-name="T26_2">Constants</text:span><text:span text:style-name="T26_3"><text:s/>(</text:span><text:span text:style-name="T26_4">LITERAL</text:span><text:span text:style-name="T26_5">1)</text:span></text:p>
      <text:p text:style-name="P27"><text:span text:style-name="T27_1">#######################################</text:span></text:p>
      <text:p text:style-name="P28"><text:span text:style-name="T28_1">Cathode</text:span><text:span text:style-name="T28_2"><text:tab/></text:span><text:span text:style-name="T28_3">LITERAL</text:span><text:span text:style-name="T28_4">1</text:span></text:p>
      <text:p text:style-name="P29"><text:span text:style-name="T29_1">Anode</text:span><text:span text:style-name="T29_2"><text:tab/></text:span><text:span text:style-name="T29_3">LITERAL</text:span><text:span text:style-name="T29_4">1</text:span></text:p>
      <text:p text:style-name="P30"><text:span text:style-name="T30_1">Direct</text:span><text:span text:style-name="T30_2"><text:tab/></text:span><text:span text:style-name="T30_3">LITERAL</text:span><text:span text:style-name="T30_4">1</text:span></text:p>
      <text:p text:style-name="P31"><text:span text:style-name="T31_1">Transistor</text:span><text:span text:style-name="T31_2"><text:tab/></text:span><text:span text:style-name="T31_3">LITERAL</text:span><text:span text:style-name="T31_4">1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